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ApplicationResponse-2.1" table:style-name="ta1" table:print-ranges="A1:AF19">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ApplicationResponse">
            <text:p>ApplicationResponse</text:p>
          </table:table-cell>
          <table:table-cell table:style-name="ce8" office:value-type="string" office:string-value="Application Response. Details">
            <text:p>Application Response. Details</text:p>
          </table:table-cell>
          <table:table-cell table:style-name="ce8" office:value-type="string" office:string-value=""/>
          <table:table-cell table:style-name="ce8" office:value-type="string" office:string-value="Application Response">
            <text:p>Application Respons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to indicate the application's response to a transaction. This may be a business response initiated by a user or a technical response sent automatically by an application.">
            <text:p>A document to indicate the application's response to a transaction. This may be a business response initiated by a user or a technical response sent automatically by an application.</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Application Response. UBL Version Identifier. Identifier">
            <text:p>Application Response. UBL Version Identifier. Identifier</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Application Response. Customization Identifier. Identifier">
            <text:p>Application Response. Customization Identifier. Identifier</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Application Response. Profile Identifier. Identifier">
            <text:p>Application Response. Profile Identifier. Identifier</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Application Response. Profile Execution Identifier. Identifier">
            <text:p>Application Response. Profile Execution Identifier. Identifier</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Application Response. Identifier">
            <text:p>Application Response. Identifier</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9" office:string-value="Application Response. UUID. Identifier">
            <text:p>Application Response. UUID. Identifier</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8]&lt;&gt;&quot;&quot;;CONCATENATE([.F8];&quot; &quot;;[.G8]);[.G8])"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IssueDate">
            <text:p>IssueDate</text:p>
          </table:table-cell>
          <table:table-cell office:value-type="string" table:style-name="ce9" office:string-value="Application Response. Issue Date. Date">
            <text:p>Application Response. Issue Date. Date</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9]&lt;&gt;&quot;&quot;;CONCATENATE([.F9];&quot; &quot;;[.G9]);[.G9])"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9]&lt;&gt;&quot;&quot;;CONCATENATE([.J9];&quot;_ &quot;;[.I9];&quot;. Type&quot;);CONCATENATE([.I9];&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Time">
            <text:p>IssueTime</text:p>
          </table:table-cell>
          <table:table-cell office:value-type="string" table:style-name="ce9" office:string-value="Application Response. Issue Time. Time">
            <text:p>Application Response. Issue Time. Time</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0]&lt;&gt;&quot;&quot;;CONCATENATE([.F10];&quot; &quot;;[.G10]);[.G10])"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0]&lt;&gt;&quot;&quot;;CONCATENATE([.J10];&quot;_ &quot;;[.I10];&quot;. Type&quot;);CONCATENATE([.I10];&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ResponseDate">
            <text:p>ResponseDate</text:p>
          </table:table-cell>
          <table:table-cell office:value-type="string" table:style-name="ce9" office:string-value="Application Response. Response Date. Date">
            <text:p>Application Response. Response Date. Date</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office:value-type="string" table:style-name="ce9" office:string-value="Response">
            <text:p>Response</text:p>
          </table:table-cell>
          <table:table-cell office:value-type="string" table:style-name="ce9" office:string-value="Date">
            <text:p>Date</text:p>
          </table:table-cell>
          <table:table-cell office:value-type="string" table:style-name="ce11" table:formula="of:=IF([.F11]&lt;&gt;&quot;&quot;;CONCATENATE([.F11];&quot; &quot;;[.G11]);[.G11])" office:string-value="Response Date">
            <text:p>Respons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on which the information in the response was created.">
            <text:p>The date on which the information in the response was creat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ResponseTime">
            <text:p>ResponseTime</text:p>
          </table:table-cell>
          <table:table-cell office:value-type="string" table:style-name="ce9" office:string-value="Application Response. Response Time. Time">
            <text:p>Application Response. Response Time. Time</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office:value-type="string" table:style-name="ce9" office:string-value="Response">
            <text:p>Response</text:p>
          </table:table-cell>
          <table:table-cell office:value-type="string" table:style-name="ce9" office:string-value="Time">
            <text:p>Time</text:p>
          </table:table-cell>
          <table:table-cell office:value-type="string" table:style-name="ce11" table:formula="of:=IF([.F12]&lt;&gt;&quot;&quot;;CONCATENATE([.F12];&quot; &quot;;[.G12]);[.G12])" office:string-value="Response Time">
            <text:p>Respons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t which the information in the response was created.">
            <text:p>The time at which the information in the response was creat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9" office:string-value="Application Response. Note. Text">
            <text:p>Application Response. Note. Text</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VersionID">
            <text:p>VersionID</text:p>
          </table:table-cell>
          <table:table-cell office:value-type="string" table:style-name="ce9" office:string-value="Application Response. Version. Identifier">
            <text:p>Application Response. Version. Identifier</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4]&lt;&gt;&quot;&quot;;CONCATENATE([.F14];&quot; &quot;;[.G14]);[.G14])"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4]&lt;&gt;&quot;&quot;;CONCATENATE([.J14];&quot;_ &quot;;[.I14];&quot;. Type&quot;);CONCATENATE([.I1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current version of this document.">
            <text:p>Identifies the current version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10" office:value-type="string" office:string-value="Application Response. Signature">
            <text:p>Application Response. Signature</text:p>
          </table:table-cell>
          <table:table-cell table:style-name="ce10" office:value-type="string" office:string-value=""/>
          <table:table-cell table:style-name="ce10" office:value-type="string" office:string-value="Application Response">
            <text:p>Application Respons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10" office:value-type="string" office:string-value="Application Response. Sender_ Party. Party">
            <text:p>Application Response. Sender_ Party. Party</text:p>
          </table:table-cell>
          <table:table-cell table:style-name="ce10" office:value-type="string" office:string-value=""/>
          <table:table-cell table:style-name="ce10" office:value-type="string" office:string-value="Application Response">
            <text:p>Application Response</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10" office:value-type="string" office:string-value="Application Response. Receiver_ Party. Party">
            <text:p>Application Response. Receiver_ Party. Party</text:p>
          </table:table-cell>
          <table:table-cell table:style-name="ce10" office:value-type="string" office:string-value=""/>
          <table:table-cell table:style-name="ce10" office:value-type="string" office:string-value="Application Response">
            <text:p>Application Response</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DocumentResponse">
            <text:p>DocumentResponse</text:p>
          </table:table-cell>
          <table:table-cell table:style-name="ce10" office:value-type="string" office:string-value="Application Response. Document Response">
            <text:p>Application Response. Document Response</text:p>
          </table:table-cell>
          <table:table-cell table:style-name="ce10" office:value-type="string" office:string-value=""/>
          <table:table-cell table:style-name="ce10" office:value-type="string" office:string-value="Application Response">
            <text:p>Application Respons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Document Response">
            <text:p>Document Response</text:p>
          </table:table-cell>
          <table:table-cell table:style-name="ce10" office:value-type="string" office:string-value="Document Response">
            <text:p>Document Respons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sponse">
            <text:p>Document Respons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sponse to a document.">
            <text:p>A response to a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